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/">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1/">21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racing-santander-getafe-cf/">1:2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espanyol-barcelona-granada-cf/">3:0 (2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real-sociedad-atletico-madrid/">0:4 (0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real-betis-sevilla-fc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2/">22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ca-osasuna-valencia-cf/">1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rayo-vallecano-rcd-mallorca/">0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malaga-cf-fc-barcelona/">1:4 (0:1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levante-ud-real-zaragoza/">0:0 (0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real-madrid-athletic-bilbao/">4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3/">23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villarreal-cf-sporting-gijon/">3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/">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7/">27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sporting-gijon-real-sociedad/">1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valencia-cf-racing-santander/">4:3 (1:2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granada-cf-real-betis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8/">28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atletico-madrid-ca-osasuna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athletic-bilbao-rayo-vallecano/">1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rcd-mallorca-espanyol-barcelona/">1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getafe-cf-levante-ud/">1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real-zaragoza-real-madrid/">0:6 (0:2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sevilla-fc-malaga-cf/">2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aug/29/">29/08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fc-barcelona-villarreal-cf/">5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/">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0/">10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real-sociedad-fc-barcelona/">2:2 (0:2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villarreal-cf-sevilla-fc/">2:2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real-madrid-getafe-cf/">4:2 (1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valencia-cf-atletico-madrid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1/">11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real-betis-rcd-mallorca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racing-santander-levante-ud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ca-osasuna-sporting-gijon/">2:1 (2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rayo-vallecano-real-zaragoza/">0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espanyol-barcelona-athletic-bilbao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2/">12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malaga-cf-granada-cf/">4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4/">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7/">17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sporting-gijon-valencia-cf/">0:1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granada-cf-villarreal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rcd-mallorca-malaga-cf/">0:1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fc-barcelona-ca-osasuna/">8:0 (5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sevilla-fc-real-sociedad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18/">18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getafe-cf-rayo-vallecano/">0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real-zaragoza-espanyol-barcelona/">2:1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atletico-madrid-racing-santander/">4:0 (2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levante-ud-real-madrid/">1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athletic-bilbao-real-betis/">2:3 (1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5/">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0/">20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ca-osasuna-sevilla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real-sociedad-granada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villarreal-cf-rcd-mallorca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1/">21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atletico-madrid-sporting-gijon/">4:0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malaga-cf-athletic-bilbao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rayo-vallecano-levante-ud/">1:2 (0:2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racing-santander-real-madrid/">0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valencia-cf-fc-barcelona/">2:2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2/">22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espanyol-barcelona-getafe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real-betis-real-zaragoza/">4:3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6/">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4/">24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sevilla-fc-valencia-cf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athletic-bilbao-villarreal-cf/">1:1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real-madrid-rayo-vallecano/">6:2 (2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fc-barcelona-atletico-madrid/">5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5/">25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rcd-mallorca-real-sociedad/">2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levante-ud-espanyol-barcelona/">3:1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granada-cf-ca-osasuna/">1:1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sporting-gijon-racing-santander/">0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real-zaragoza-malaga-cf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sep/26/">26/09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getafe-cf-real-betis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7/">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/">01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ca-osasuna-rcd-mallorca/">2:2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villarreal-cf-real-zaragoza/">2:2 (1:2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racing-santander-rayo-vallecano/">1:1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valencia-cf-granada-cf/">1:0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malaga-cf-getafe-cf/">3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/">02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real-sociedad-athletic-bilbao/">1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real-betis-levante-ud/">0:1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atletico-madrid-sevilla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sporting-gijon-fc-barcelona/">0:1 (0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espanyol-barcelona-real-madrid/">0:4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8/">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5/">15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rcd-mallorca-valencia-cf/">1:1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getafe-cf-villarreal-cf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real-madrid-real-betis/">4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fc-barcelona-racing-santander/">3:0 (2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granada-cf-atletico-madrid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6/">16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rayo-vallecano-espanyol-barcelona/">0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real-zaragoza-real-sociedad/">2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levante-ud-malaga-cf/">3:0 (3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sevilla-fc-sporting-gijon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17/">17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athletic-bilbao-ca-osasuna/">3:1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9/">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2/">22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sporting-gijon-granada-cf/">2:0 (2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racing-santander-espanyol-barcelona/">0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malaga-cf-real-madrid/">0:4 (0:4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fc-barcelona-sevilla-fc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3/">23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real-betis-rayo-vallecano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real-sociedad-getafe-cf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atletico-madrid-rcd-mallorca/">1:1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ca-osasuna-real-zaragoza/">3:0 (3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valencia-cf-athletic-bilbao/">1:1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villarreal-cf-levante-ud/">0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0/">1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5/">25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granada-cf-fc-barcelona/">0:1 (0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sevilla-fc-racing-santander/">2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6/">26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real-zaragoza-valencia-cf/">0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getafe-cf-ca-osasuna/">2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levante-ud-real-sociedad/">3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rayo-vallecano-malaga-cf/">2:0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rcd-mallorca-sporting-gijon/">1:2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real-madrid-villarreal-cf/">3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7/">27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espanyol-barcelona-real-betis/">1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athletic-bilbao-atletico-madrid/">3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1/">1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29/">29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valencia-cf-getafe-cf/">3:1 (2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villarreal-cf-rayo-vallecano/">2:0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fc-barcelona-rcd-mallorca/">5:0 (3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real-sociedad-real-madrid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30/">30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sporting-gijon-athletic-bilbao/">1:1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ca-osasuna-levante-ud/">2:0 (2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racing-santander-real-betis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atletico-madrid-real-zaragoza/">3:1 (2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malaga-cf-espanyol-barcelona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oct/31/">31/10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sevilla-fc-granada-cf/">1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2/">1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5/">05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rcd-mallorca-sevilla-fc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real-betis-malaga-cf/">0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levante-ud-valencia-cf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6/">06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real-madrid-ca-osasuna/">7:1 (3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granada-cf-racing-santander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real-zaragoza-sporting-gijon/">2:2 (1:2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rayo-vallecano-real-sociedad/">4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espanyol-barcelona-villarreal-cf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athletic-bilbao-fc-barcelona/">2:2 (1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getafe-cf-atletico-madrid/">3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3/">1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19/">19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villarreal-cf-real-betis/">1:0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fc-barcelona-real-zaragoza/">4:0 (2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valencia-cf-real-madrid/">2:3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0/">20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real-sociedad-espanyol-barcelona/">0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sporting-gijon-getafe-cf/">2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ca-osasuna-rayo-vallecano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sevilla-fc-athletic-bilbao/">1:2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atletico-madrid-levante-ud/">3:2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1/">21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racing-santander-malaga-cf/">1:3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7/">07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8:3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granada-cf-rcd-mallorca/">2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4/">1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6/">26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rayo-vallecano-valencia-cf/">1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real-madrid-atletico-madrid/">4:1 (1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getafe-cf-fc-barcelona/">1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7/">27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real-betis-real-sociedad/">2:3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levante-ud-sporting-gijon/">4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rcd-mallorca-racing-santander/">2:1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espanyol-barcelona-ca-osasuna/">1:2 (0:1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athletic-bilbao-granada-cf/">0:1 (0:1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real-zaragoza-sevilla-fc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8/">28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malaga-cf-villarreal-cf/">2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5/">1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3/">03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sporting-gijon-real-madrid/">0:3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racing-santander-villarreal-cf/">1:0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fc-barcelona-levante-ud/">5:0 (3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valencia-cf-espanyol-barcelona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4/">04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atletico-madrid-rayo-vallecano/">3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real-sociedad-malaga-cf/">3:2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ca-osasuna-real-betis/">2:1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rcd-mallorca-athletic-bilbao/">1:1 (1:1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granada-cf-real-zaragoza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5/">05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sevilla-fc-getafe-cf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6/">1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0/">10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levante-ud-sevilla-fc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real-betis-valencia-cf/">2:1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real-madrid-fc-barcelona/">1:3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1/">11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rayo-vallecano-sporting-gijon/">1:3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getafe-cf-granada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villarreal-cf-real-sociedad/">1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real-zaragoza-rcd-mallorca/">0:1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malaga-cf-ca-osasuna/">1:1 (0:1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athletic-bilbao-racing-santander/">1:1 (0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espanyol-barcelona-atletico-madrid/">4:2 (3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7/">1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nov/29/">29/11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fc-barcelona-rayo-vallecano/">4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7/">17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rcd-mallorca-getafe-cf/">1:2 (1:2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sporting-gijon-espanyol-barcelona/">1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athletic-bilbao-real-zaragoza/">2:1 (1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sevilla-fc-real-madrid/">2:6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1/dec/18/">18/12/2011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atletico-madrid-real-betis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granada-cf-levante-ud/">2:1 (2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ca-osasuna-villarreal-cf/">2:1 (0:0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racing-santander-real-sociedad/">0:0 (0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valencia-cf-malaga-cf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8/">1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7/">07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racing-santander-real-zaragoza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levante-ud-rcd-mallorca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real-sociedad-ca-osasuna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real-madrid-granada-cf/">5:1 (2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malaga-cf-atletico-madrid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8/">08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rayo-vallecano-sevilla-fc/">2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getafe-cf-athletic-bilbao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villarreal-cf-valencia-cf/">2:2 (2:1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real-betis-sporting-gijon/">2:0 (1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espanyol-barcelona-fc-barcelona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19/">1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14/">14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real-zaragoza-getafe-cf/">1:1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granada-cf-rayo-vallecano/">1:2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sevilla-fc-espanyol-barcelona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rcd-mallorca-real-madrid/">1:2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valencia-cf-real-sociedad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15/">15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atletico-madrid-villarreal-cf/">3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ca-osasuna-racing-santander/">0:2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athletic-bilbao-levante-ud/">3:0 (2:0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sporting-gijon-malaga-cf/">2:1 (1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fc-barcelona-real-betis/">4:2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0/">2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1/">01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getafe-cf-racing-santander/">1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granada-cf-espanyol-barcelona/">2:1 (2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sporting-gijon-villarreal-cf/">2:3 (1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2/">02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atletico-madrid-real-sociedad/">1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fc-barcelona-malaga-cf/">4:1 (2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sevilla-fc-real-betis/">1:2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rcd-mallorca-rayo-vallecano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real-zaragoza-levante-ud/">1:0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valencia-cf-ca-osasuna/">4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athletic-bilbao-real-madrid/">0:3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1/">2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8/">28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espanyol-barcelona-rcd-mallorca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rayo-vallecano-athletic-bilbao/">2:3 (2:2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real-madrid-real-zaragoza/">3:1 (1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villarreal-cf-fc-barcelona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29/">29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real-betis-granada-cf/">1:2 (0:2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real-sociedad-sporting-gijon/">5:1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levante-ud-getafe-cf/">1:2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racing-santander-valencia-cf/">2:2 (1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malaga-cf-sevilla-fc/">2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jan/30/">30/01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ca-osasuna-atletico-madrid/">0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2/">2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4/">04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rcd-mallorca-real-betis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athletic-bilbao-espanyol-barcelona/">3:3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levante-ud-racing-santander/">1:1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getafe-cf-real-madrid/">0:1 (0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fc-barcelona-real-sociedad/">2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5/">05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sporting-gijon-ca-osasuna/">1:1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sevilla-fc-villarreal-cf/">1:2 (1:1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real-zaragoza-rayo-vallecano/">1:2 (1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atletico-madrid-valencia-cf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6/">06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granada-cf-malaga-cf/">2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3/">2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1/">11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racing-santander-atletico-madrid/">0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ca-osasuna-fc-barcelona/">3:2 (2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real-betis-athletic-bilbao/">2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2/">12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espanyol-barcelona-real-zaragoza/">0:2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malaga-cf-rcd-mallorca/">3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rayo-vallecano-getafe-cf/">2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valencia-cf-sporting-gijon/">4:0 (1:0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villarreal-cf-granada-cf/">3:1 (1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real-madrid-levante-ud/">4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3/">13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real-sociedad-sevilla-fc/">2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4/">2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8/">18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getafe-cf-espanyol-barcelona/">1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real-madrid-racing-santander/">4:0 (2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sevilla-fc-ca-osasuna/">2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19/">19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granada-cf-real-sociedad/">4:1 (1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athletic-bilbao-malaga-cf/">3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sporting-gijon-atletico-madrid/">1:1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rcd-mallorca-villarreal-cf/">4:0 (1:0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levante-ud-rayo-vallecano/">3:5 (0:1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fc-barcelona-valencia-cf/">5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0/">20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real-zaragoza-real-betis/">0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5/">2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5/">25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racing-santander-sporting-gijon/">1:1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real-betis-getafe-cf/">1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malaga-cf-real-zaragoza/">5:1 (1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espanyol-barcelona-levante-ud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feb/26/">26/02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villarreal-cf-athletic-bilbao/">2:2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rayo-vallecano-real-madrid/">0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valencia-cf-sevilla-fc/">1:2 (1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ca-osasuna-granada-cf/">2:1 (2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real-sociedad-rcd-mallorca/">1:0 (0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atletico-madrid-fc-barcelona/">1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6/">2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3/">03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rcd-mallorca-ca-osasuna/">1:1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getafe-cf-malaga-cf/">1:3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rayo-vallecano-racing-santander/">4:2 (1:2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fc-barcelona-sporting-gijon/">3:1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sevilla-fc-atletico-madrid/">1:1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4/">04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real-zaragoza-villarreal-cf/">2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athletic-bilbao-real-sociedad/">2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granada-cf-valencia-cf/">0:1 (0:1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real-madrid-espanyol-barcelona/">5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5/">05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levante-ud-real-betis/">3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7/">2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0/">10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real-sociedad-real-zaragoza/">3:0 (3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malaga-cf-levante-ud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sporting-gijon-sevilla-fc/">1:0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real-betis-real-madrid/">2:3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1/">1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atletico-madrid-granada-cf/">2:0 (1:0)</text:a></text:p>
          </table:table-cell>
          <table:table-cell table:number-columns-repeated="2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espanyol-barcelona-rayo-vallecano/">5:1 (4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valencia-cf-rcd-mallorca/">2:2 (2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racing-santander-fc-barcelona/">0:2 (0:1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ca-osasuna-athletic-bilbao/">2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2/">12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villarreal-cf-getafe-cf/">1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8/">2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7/">17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granada-cf-sporting-gijon/">2:1 (2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real-zaragoza-ca-osasuna/">1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getafe-cf-real-sociedad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sevilla-fc-fc-barcelona/">0:2 (0:2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rayo-vallecano-real-betis/">3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8/">18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levante-ud-villarreal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rcd-mallorca-atletico-madrid/">2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athletic-bilbao-valencia-cf/">0:3 (0:1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real-madrid-malaga-cf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19/">19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espanyol-barcelona-racing-santander/">3:1 (2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29/">29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0/">20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ca-osasuna-getafe-cf/">0:0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fc-barcelona-granada-cf/">5:3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1/">2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sporting-gijon-rcd-mallorca/">2:3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atletico-madrid-athletic-bilbao/">2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valencia-cf-real-zaragoza/">1:2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real-sociedad-levante-ud/">1:3 (1:2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villarreal-cf-real-madrid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2/">22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racing-santander-sevilla-fc/">0:3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real-betis-espanyol-barcelona/">1:1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malaga-cf-rayo-vallecano/">4:2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0/">30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4/">24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rcd-mallorca-fc-barcelona/">0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real-madrid-real-sociedad/">5:1 (3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getafe-cf-valencia-cf/">3:1 (3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5/">25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real-zaragoza-atletico-madrid/">1:0 (0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levante-ud-ca-osasuna/">0:2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espanyol-barcelona-malaga-cf/">1:2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athletic-bilbao-sporting-gijon/">1:1 (0:0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rayo-vallecano-villarreal-cf/">0:2 (0:1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real-betis-racing-santander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26/">26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granada-cf-sevilla-fc/">0:3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1/">31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r/31/">31/03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racing-santander-granada-cf/">0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sporting-gijon-real-zaragoza/">1:2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ca-osasuna-real-madrid/">1:5 (0:3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fc-barcelona-athletic-bilbao/">2:0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malaga-cf-real-betis/">0:2 (0:2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/">0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atletico-madrid-getafe-cf/">3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valencia-cf-levante-ud/">1:1 (1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real-sociedad-rayo-vallecano/">4:0 (2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villarreal-cf-espanyol-barcelona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/">02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sevilla-fc-rcd-mallorca/">3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2/">32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7/">07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getafe-cf-sporting-gijon/">2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rayo-vallecano-ca-osasuna/">6:0 (4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espanyol-barcelona-real-sociedad/">2:2 (1:2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real-zaragoza-fc-barcelona/">1:4 (1:2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real-betis-villarreal-cf/">3:1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8/">08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levante-ud-atletico-madrid/">2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rcd-mallorca-granada-cf/">0:0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athletic-bilbao-sevilla-fc/">1:0 (0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real-madrid-valencia-cf/">0:0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9/">09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malaga-cf-racing-santander/">3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3/">33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0/">10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ca-osasuna-espanyol-barcelona/">2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real-sociedad-real-betis/">1:1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fc-barcelona-getafe-cf/">4:0 (2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1/">1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granada-cf-athletic-bilbao/">2:2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sporting-gijon-levante-ud/">3:2 (1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valencia-cf-rayo-vallecano/">4:1 (1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atletico-madrid-real-madrid/">1:4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2/">12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villarreal-cf-malaga-cf/">2:1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racing-santander-rcd-mallorca/">0:3 (0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sevilla-fc-real-zaragoza/">3:0 (3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4/">34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4/">14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real-madrid-sporting-gijon/">3:1 (1:1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levante-ud-fc-barcelona/">1:2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5/">15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espanyol-barcelona-valencia-cf/">4:0 (2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real-zaragoza-granada-cf/">1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real-betis-ca-osasuna/">1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malaga-cf-real-sociedad/">1:1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villarreal-cf-racing-santander/">1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athletic-bilbao-rcd-mallorca/">1:0 (1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rayo-vallecano-atletico-madrid/">0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16/">16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getafe-cf-sevilla-fc/">5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5/">35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1/">21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rcd-mallorca-real-zaragoza/">1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sporting-gijon-rayo-vallecano/">2:1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fc-barcelona-real-madrid/">1:2 (0:1)</text:a></text:p>
          </table:table-cell>
          <table:table-cell table:number-columns-repeated="2"/>
        </table:table-row>
        <table:table-row table:style-name="ro1">
          <table:table-cell office:value-type="string">
            <text:p>21:3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sevilla-fc-levante-ud/">1:1 (1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2/">22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granada-cf-getafe-cf/">1:0 (1:0)</text:a></text:p>
          </table:table-cell>
          <table:table-cell table:number-columns-repeated="2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real-sociedad-villarreal-cf/">1:1 (0:1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racing-santander-athletic-bilbao/">0:1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atletico-madrid-espanyol-barcelona/">3:1 (1:1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valencia-cf-real-betis/">4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3/">23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ca-osasuna-malaga-cf/">1:1 (0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6/">36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8/">28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getafe-cf-rcd-mallorca/">1:3 (0:1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levante-ud-granada-cf/">3:1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espanyol-barcelona-sporting-gijon/">0:3 (0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real-sociedad-racing-santander/">3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villarreal-cf-ca-osasuna/">1:1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apr/29/">29/04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1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real-madrid-sevilla-fc/">3:0 (1:0)</text:a></text:p>
          </table:table-cell>
          <table:table-cell table:number-columns-repeated="2"/>
        </table:table-row>
        <table:table-row table:style-name="ro1">
          <table:table-cell office:value-type="string">
            <text:p>15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real-zaragoza-athletic-bilbao/">2:0 (1:0)</text:a></text:p>
          </table:table-cell>
          <table:table-cell table:number-columns-repeated="2"/>
        </table:table-row>
        <table:table-row table:style-name="ro1">
          <table:table-cell office:value-type="string">
            <text:p>17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malaga-cf-valencia-cf/">1:0 (1:0)</text:a></text:p>
          </table:table-cell>
          <table:table-cell table:number-columns-repeated="2"/>
        </table:table-row>
        <table:table-row table:style-name="ro1">
          <table:table-cell office:value-type="string">
            <text:p>18:45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real-betis-atletico-madrid/">2:2 (0:0)</text:a>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rayo-vallecano-fc-barcelona/">0:7 (0:3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7/">37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5/">05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string">
            <text:p><text:a xlink:href="http://www.worldfootball.net/spielbericht/primera-division-2011-2012-real-zaragoza-racing-santander/">2:1 (1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string">
            <text:p><text:a xlink:href="http://www.worldfootball.net/spielbericht/primera-division-2011-2012-athletic-bilbao-getafe-cf/">0:0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string">
            <text:p><text:a xlink:href="http://www.worldfootball.net/spielbericht/primera-division-2011-2012-rcd-mallorca-levante-ud/">1:0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string">
            <text:p><text:a xlink:href="http://www.worldfootball.net/spielbericht/primera-division-2011-2012-granada-cf-real-madrid/">1:2 (1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string">
            <text:p><text:a xlink:href="http://www.worldfootball.net/spielbericht/primera-division-2011-2012-sevilla-fc-rayo-vallecano/">5:2 (2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string">
            <text:p><text:a xlink:href="http://www.worldfootball.net/spielbericht/primera-division-2011-2012-fc-barcelona-espanyol-barcelona/">4:0 (1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string">
            <text:p><text:a xlink:href="http://www.worldfootball.net/spielbericht/primera-division-2011-2012-sporting-gijon-real-betis/">2:1 (1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string">
            <text:p><text:a xlink:href="http://www.worldfootball.net/spielbericht/primera-division-2011-2012-atletico-madrid-malaga-cf/">2:1 (0:1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string">
            <text:p><text:a xlink:href="http://www.worldfootball.net/spielbericht/primera-division-2011-2012-valencia-cf-villarreal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20:0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string">
            <text:p><text:a xlink:href="http://www.worldfootball.net/spielbericht/primera-division-2011-2012-ca-osasuna-real-sociedad/">1:0 (1:0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string" table:number-columns-spanned="7" table:number-rows-spanned="1">
            <text:p><text:a xlink:href="http://www.worldfootball.net/spielplan/esp-primera-division-2011-2012-spieltag/38/">38. Round</text:a>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12/">12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sociedad/">Real Socieda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valencia-cf/">Valencia CF</text:a></text:p>
          </table:table-cell>
          <table:table-cell office:value-type="string">
            <text:p><text:a xlink:href="http://www.worldfootball.net/spielbericht/primera-division-2011-2012-real-sociedad-valencia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string">
            <text:p><text:a xlink:href="http://www.worldfootball.net/teams/real-betis/">Real Betis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fc-barcelona/">FC Barcelona</text:a></text:p>
          </table:table-cell>
          <table:table-cell office:value-type="string">
            <text:p><text:a xlink:href="http://www.worldfootball.net/spielbericht/primera-division-2011-2012-real-betis-fc-barcelona/">2:2 (0:1)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style-name="ce2" office:value-type="string" table:number-columns-spanned="7" table:number-rows-spanned="1">
            <text:p><text:a xlink:href="http://www.worldfootball.net/tore_tabellen/2012/may/13/">13/05/2012</text:a></text:p>
          </table:table-cell>
          <table:covered-table-cell table:number-columns-repeated="6" table:style-name="Default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getafe-cf/">Getafe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eal-zaragoza/">Real Zaragoza</text:a></text:p>
          </table:table-cell>
          <table:table-cell office:value-type="string">
            <text:p><text:a xlink:href="http://www.worldfootball.net/spielbericht/primera-division-2011-2012-getafe-cf-real-zaragoza/">0:2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levante-ud/">Levante U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hletic-bilbao/">Athletic Bilbao</text:a></text:p>
          </table:table-cell>
          <table:table-cell office:value-type="string">
            <text:p><text:a xlink:href="http://www.worldfootball.net/spielbericht/primera-division-2011-2012-levante-ud-athletic-bilbao/">3:0 (1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eal-madrid/">Real Madrid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rcd-mallorca/">RCD Mallorca</text:a></text:p>
          </table:table-cell>
          <table:table-cell office:value-type="string">
            <text:p><text:a xlink:href="http://www.worldfootball.net/spielbericht/primera-division-2011-2012-real-madrid-rcd-mallorca/">4:1 (2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ayo-vallecano/">Rayo Vallecano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granada-cf/">Granada CF</text:a></text:p>
          </table:table-cell>
          <table:table-cell office:value-type="string">
            <text:p><text:a xlink:href="http://www.worldfootball.net/spielbericht/primera-division-2011-2012-rayo-vallecano-granada-cf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espanyol-barcelona/">Espanyol Barcelona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evilla-fc/">Sevilla FC</text:a></text:p>
          </table:table-cell>
          <table:table-cell office:value-type="string">
            <text:p><text:a xlink:href="http://www.worldfootball.net/spielbericht/primera-division-2011-2012-espanyol-barcelona-sevilla-fc/">1:1 (0:1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malaga-cf/">Málaga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sporting-gijon/">Sporting Gijón</text:a></text:p>
          </table:table-cell>
          <table:table-cell office:value-type="string">
            <text:p><text:a xlink:href="http://www.worldfootball.net/spielbericht/primera-division-2011-2012-malaga-cf-sporting-gijon/">1:0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villarreal-cf/">Villarreal CF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atletico-madrid/">Atlético Madrid</text:a></text:p>
          </table:table-cell>
          <table:table-cell office:value-type="string">
            <text:p><text:a xlink:href="http://www.worldfootball.net/spielbericht/primera-division-2011-2012-villarreal-cf-atletico-madrid/">0:1 (0:0)</text:a></text:p>
          </table:table-cell>
          <table:table-cell table:number-columns-repeated="2"/>
        </table:table-row>
        <table:table-row table:style-name="ro1">
          <table:table-cell office:value-type="string">
            <text:p>19:00</text:p>
          </table:table-cell>
          <table:table-cell office:value-type="string">
            <text:p><text:a xlink:href="http://www.worldfootball.net/teams/racing-santander/">Racing Santander</text:a></text:p>
          </table:table-cell>
          <table:table-cell office:value-type="float" office:value="-0">
            <text:p>-0</text:p>
          </table:table-cell>
          <table:table-cell office:value-type="string">
            <text:p><text:a xlink:href="http://www.worldfootball.net/teams/ca-osasuna/">CA Osasuna</text:a></text:p>
          </table:table-cell>
          <table:table-cell office:value-type="string">
            <text:p><text:a xlink:href="http://www.worldfootball.net/spielbericht/primera-division-2011-2012-racing-santander-ca-osasuna/">2:4 (1:0)</text:a></text:p>
          </table:table-cell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6">03/16/2013</text:date>, <text:time>22:5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dith Ramirez</meta:initial-creator>
    <meta:creation-date>2013-03-16T22:54:16</meta:creation-date>
    <dc:date>2013-03-16T22:55:18</dc:date>
    <dc:creator>Judith Ramirez</dc:creator>
    <meta:editing-duration>PT1M6S</meta:editing-duration>
    <meta:editing-cycles>1</meta:editing-cycles>
    <meta:document-statistic meta:table-count="3" meta:cell-count="2242" meta:object-count="0"/>
    <meta:generator>LibreOffice/3.4$Linux LibreOffice_project/340m1$Build-402</meta:generator>
  </office:meta>
</office:document-meta>
</file>